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background-color="#FFFF00"/>
    </style:style>
    <style:style style:name="T11" style:parent-style-name="Policepardéfaut" style:family="text">
      <style:text-properties fo:background-color="#FFFF00"/>
    </style:style>
    <style:style style:name="T12" style:parent-style-name="Policepardéfaut" style:family="text">
      <style:text-properties fo:background-color="#FFFF00"/>
    </style:style>
    <style:style style:name="T13" style:parent-style-name="Policepardéfaut" style:family="text">
      <style:text-properties fo:font-weight="bold" style:font-weight-asian="bold" style:font-weight-complex="bold" fo:background-color="#FFFF00"/>
    </style:style>
    <style:style style:name="P14" style:parent-style-name="Normal" style:list-style-name="LFO1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>
      <style:text-properties fo:background-color="#FFFF00"/>
    </style:style>
    <style:style style:name="P19" style:parent-style-name="Normal" style:list-style-name="LFO1" style:family="paragraph">
      <style:text-properties fo:background-color="#FFFF00"/>
    </style:style>
    <style:style style:name="P20" style:parent-style-name="Normal" style:list-style-name="LFO1" style:family="paragraph">
      <style:text-properties fo:background-color="#FFFF00"/>
    </style:style>
    <style:style style:name="P21" style:parent-style-name="Normal" style:list-style-name="LFO1" style:family="paragraph">
      <style:text-properties fo:background-color="#FFFF00"/>
    </style:style>
    <style:style style:name="P22" style:parent-style-name="Normal" style:list-style-name="LFO1" style:family="paragraph">
      <style:text-properties fo:background-color="#FFFF00"/>
    </style:style>
    <style:style style:name="P23" style:parent-style-name="Normal" style:family="paragraph">
      <style:paragraph-properties fo:margin-left="0.5in">
        <style:tab-stops/>
      </style:paragraph-properties>
    </style:style>
    <style:style style:name="P24" style:parent-style-name="Normal" style:list-style-name="LFO1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background-color="#FFFF00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2" style:family="paragraph">
      <style:text-properties fo:background-color="#FFFF00"/>
    </style:style>
    <style:style style:name="P39" style:parent-style-name="Normal" style:list-style-name="LFO2" style:family="paragraph">
      <style:text-properties fo:background-color="#FFFF00"/>
    </style:style>
    <style:style style:name="P40" style:parent-style-name="Normal" style:list-style-name="LFO2" style:family="paragraph">
      <style:text-properties fo:background-color="#FFFF00"/>
    </style:style>
    <style:style style:name="P41" style:parent-style-name="Normal" style:list-style-name="LFO2" style:family="paragraph"/>
    <style:style style:name="T42" style:parent-style-name="Policepardéfaut" style:family="text">
      <style:text-properties fo:background-color="#FFFF00"/>
    </style:style>
    <style:style style:name="P43" style:parent-style-name="Normal" style:list-style-name="LFO2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background-color="#FFFF00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ableColumn50" style:family="table-column">
      <style:table-column-properties style:column-width="1.4131in"/>
    </style:style>
    <style:style style:name="TableColumn51" style:family="table-column">
      <style:table-column-properties style:column-width="2.693in"/>
    </style:style>
    <style:style style:name="TableColumn52" style:family="table-column">
      <style:table-column-properties style:column-width="2.1937in"/>
    </style:style>
    <style:style style:name="Table49" style:family="table">
      <style:table-properties style:width="6.3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fo:background-color="#FFFF00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background-color="#FFFF00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fo:background-color="#FFFF00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fo:background-color="#FFFF00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fo:background-color="#FFFF00"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fo:background-color="#FFFF00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background-color="#FFFF00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background-color="#FFFF00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La différence entre<text:s/><text:span text:style-name="T2">CRM</text:span><text:s/>et<text:s/><text:span text:style-name="T3">PGI</text:span><text:s/>(ou<text:s/><text:span text:style-name="T4">ERP</text:span>, en français « Progiciel de Gestion Intégré ») est fondamentale, car ils servent des objectifs différents dans une entreprise, même s’ils peuvent se recouper dans certaines fonctionnalités. Voici une explication claire et détaillée :</text:p>
      <text:p text:style-name="Normal"><draw:custom-shape svg:x="0in" svg:y="0in" svg:width="45.51042in" svg:height="0.00139in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5">1. CRM (Customer Relationship Management)</text:p>
      <text:list text:style-name="LFO1" text:continue-numbering="true">
        <text:list-item>
          <text:p text:style-name="P6"><text:span text:style-name="T7">Définition</text:span><text:span text:style-name="T8"><text:s/></text:span><text:span text:style-name="T9">:</text:span><text:line-break/><text:span text:style-name="T10">Un CRM est un logiciel</text:span><text:span text:style-name="T11"><text:s/>conçu</text:span><text:span text:style-name="T12"><text:s/>pour<text:s/></text:span><text:span text:style-name="T13">gérer les relations et interactions avec les clients et prospect</text:span></text:p>
        </text:list-item>
      </text:list>
      <text:p text:style-name="Normal"/>
      <text:list text:style-name="LFO1" text:continue-numbering="true">
        <text:list-item>
          <text:p text:style-name="P14"><text:span text:style-name="T15">Objectif principal :</text:span><text:line-break/>Améliorer la satisfaction client, la fidélisation et le suivi commercial.</text:p>
        </text:list-item>
        <text:list-item>
          <text:p text:style-name="P16"><text:span text:style-name="T17">Fonctionnalités typiques :</text:span></text:p>
          <text:list text:continue-numbering="true">
            <text:list-item>
              <text:p text:style-name="P18">Gestion des contacts et prospects</text:p>
            </text:list-item>
            <text:list-item>
              <text:p text:style-name="P19">Suivi des ventes et opportunités commerciales</text:p>
            </text:list-item>
            <text:list-item>
              <text:p text:style-name="P20">Gestion des campagnes marketing</text:p>
            </text:list-item>
            <text:list-item>
              <text:p text:style-name="P21">Service client et support</text:p>
            </text:list-item>
            <text:list-item>
              <text:p text:style-name="P22">Reporting commercial</text:p>
            </text:list-item>
          </text:list>
        </text:list-item>
      </text:list>
      <text:p text:style-name="P23"/>
      <text:list text:style-name="LFO1" text:continue-numbering="true">
        <text:list-item>
          <text:p text:style-name="P24"><text:span text:style-name="T25">Exemples de CRM :</text:span><text:s/><text:span text:style-name="T26">Salesforce, HubSpot, Zoho CRM, Microsoft Dynamics CRM</text:span>.</text:p>
        </text:list-item>
      </text:list>
      <text:p text:style-name="Normal"><text:s/><text:span text:style-name="T27">Résumé :</text:span><text:s/>Le CRM est centré sur le<text:s/><text:span text:style-name="T28">client</text:span><text:s/>et le<text:s/><text:span text:style-name="T29">commerce</text:span>, pour aider l’entreprise à mieux vendre et fidéliser.</text:p>
      <text:p text:style-name="Normal"><draw:custom-shape svg:x="0in" svg:y="0in" svg:width="45.51042in" svg:height="0.00139in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30">2. PGI / ERP (Progiciel de Gestion Intégré)</text:p>
      <text:list text:style-name="LFO2" text:continue-numbering="true">
        <text:list-item>
          <text:p text:style-name="P31"><text:span text:style-name="T32">Définition :</text:span><text:line-break/>Un PGI (ou ERP) est un logiciel qui<text:s/><text:span text:style-name="T33">centralise et automatise la gestion de l’ensemble des processus internes</text:span><text:s/>d’une entreprise.</text:p>
        </text:list-item>
        <text:list-item>
          <text:p text:style-name="P34"><text:span text:style-name="T35">Objectif principal :</text:span><text:line-break/>Optimiser les opérations internes et la gestion des ressources.</text:p>
        </text:list-item>
        <text:list-item>
          <text:p text:style-name="P36"><text:span text:style-name="T37">Fonctionnalités typiques :</text:span></text:p>
          <text:list text:continue-numbering="true">
            <text:list-item>
              <text:p text:style-name="P38">Comptabilité et finances</text:p>
            </text:list-item>
            <text:list-item>
              <text:p text:style-name="P39">Gestion des stocks et approvisionnements</text:p>
            </text:list-item>
            <text:list-item>
              <text:p text:style-name="P40">Ressources humaines (paies, congés, etc.)</text:p>
            </text:list-item>
            <text:list-item>
              <text:p text:style-name="P41"><text:span text:style-name="T42">Achats et ventes</text:span><text:tab/></text:p>
            </text:list-item>
          </text:list>
        </text:list-item>
        <text:list-item>
          <text:p text:style-name="P43"><text:span text:style-name="T44">Exemples de PGI/ERP :</text:span><text:s/><text:span text:style-name="T45">SAP, Odoo, Microsoft Dynamics 365, Sage X3</text:span>.</text:p>
        </text:list-item>
      </text:list>
      <text:soft-page-break/>
      <text:p text:style-name="Normal"><text:s/><text:span text:style-name="T46">Résumé :</text:span><text:s/>Le PGI/ERP est centré sur<text:s/><text:span text:style-name="T47">l’entreprise dans son ensemble</text:span>, pour améliorer l’efficacité opérationnelle et la coordination entre les services.</text:p>
      <text:p text:style-name="Normal"><draw:custom-shape svg:x="0in" svg:y="0in" svg:width="45.51042in" svg:height="0.00139in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48">3. Différence clé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header-rows>
          <table:table-row table:style-name="TableRow53">
            <table:table-cell table:style-name="TableCell54">
              <text:p text:style-name="P55">Aspect</text:p>
            </table:table-cell>
            <table:table-cell table:style-name="TableCell56">
              <text:p text:style-name="P57">CRM</text:p>
            </table:table-cell>
            <table:table-cell table:style-name="TableCell58">
              <text:p text:style-name="P59">PGI / ERP</text:p>
            </table:table-cell>
          </table:table-row>
        </table:table-header-rows>
        <table:table-row table:style-name="TableRow60">
          <table:table-cell table:style-name="TableCell61">
            <text:p text:style-name="Normal"><text:span text:style-name="T62">Focus</text:span></text:p>
          </table:table-cell>
          <table:table-cell table:style-name="TableCell63">
            <text:p text:style-name="P64">Client/<text:s/>Commercial</text:p>
          </table:table-cell>
          <table:table-cell table:style-name="TableCell65">
            <text:p text:style-name="P66">Processus internes/ Operations</text:p>
          </table:table-cell>
        </table:table-row>
        <table:table-row table:style-name="TableRow67">
          <table:table-cell table:style-name="TableCell68">
            <text:p text:style-name="Normal"><text:span text:style-name="T69">Objectif</text:span></text:p>
          </table:table-cell>
          <table:table-cell table:style-name="TableCell70">
            <text:p text:style-name="P71">Augmenter ventes et fidélisations</text:p>
          </table:table-cell>
          <table:table-cell table:style-name="TableCell72">
            <text:p text:style-name="P73">Optimiser gestion et ressourcss</text:p>
          </table:table-cell>
        </table:table-row>
        <table:table-row table:style-name="TableRow74">
          <table:table-cell table:style-name="TableCell75">
            <text:p text:style-name="Normal"><text:span text:style-name="T76">Utilisateurs principaux</text:span></text:p>
          </table:table-cell>
          <table:table-cell table:style-name="TableCell77">
            <text:p text:style-name="P78">Equipe commerciale, marketing, service client</text:p>
          </table:table-cell>
          <table:table-cell table:style-name="TableCell79">
            <text:p text:style-name="P80">Comptabilité, production, RH, achats</text:p>
          </table:table-cell>
        </table:table-row>
        <table:table-row table:style-name="TableRow81">
          <table:table-cell table:style-name="TableCell82">
            <text:p text:style-name="Normal"><text:span text:style-name="T83">Exemples</text:span></text:p>
          </table:table-cell>
          <table:table-cell table:style-name="TableCell84">
            <text:p text:style-name="P85">Salesforce, HubSpot</text:p>
          </table:table-cell>
          <table:table-cell table:style-name="TableCell86">
            <text:p text:style-name="P87">SAP, Odoo</text:p>
          </table:table-cell>
        </table:table-row>
      </table:table>
      <text:p text:style-name="Normal"><text:s/><text:span text:style-name="T88">Astuce pratique :</text:span><text:line-break/>Certaines entreprises intègrent le CRM dans le PGI pour avoir une vision globale, mais le CRM reste plus orienté<text:s/><text:span text:style-name="T89">relation client</text:span>, tandis que le PGI/ERP couvre<text:s/><text:span text:style-name="T90">tout le reste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Lucie Pan</dc:creator>
    <meta:creation-date>2026-02-16T07:28:00Z</meta:creation-date>
    <dc:date>2026-02-16T08:02:00Z</dc:date>
    <meta:template xlink:href="Normal" xlink:type="simple"/>
    <meta:editing-cycles>3</meta:editing-cycles>
    <meta:editing-duration>PT1140S</meta:editing-duration>
    <meta:document-statistic meta:page-count="2" meta:paragraph-count="4" meta:word-count="315" meta:character-count="2049" meta:row-count="14" meta:non-whitespace-character-count="1738"/>
  </office:meta>
</office:document-meta>
</file>